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tixgeneral, 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1e4" officeooo:paragraph-rsid="000b21e4"/>
    </style:style>
    <style:style style:name="P2" style:family="paragraph" style:parent-style-name="Standard">
      <style:text-properties officeooo:paragraph-rsid="000b21e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21e4" officeooo:paragraph-rsid="000b21e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79c6" officeooo:paragraph-rsid="000c79c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6eb2" officeooo:paragraph-rsid="000e6eb2" style:font-weight-asian="bold" style:font-weight-complex="bold"/>
    </style:style>
    <style:style style:name="P6" style:family="paragraph" style:parent-style-name="Standard">
      <style:text-properties fo:font-weight="normal" officeooo:paragraph-rsid="000e6eb2"/>
    </style:style>
    <style:style style:name="P7" style:family="paragraph" style:parent-style-name="Standard" style:list-style-name="L1">
      <style:text-properties officeooo:paragraph-rsid="000e6eb2"/>
    </style:style>
    <style:style style:name="P8" style:family="paragraph" style:parent-style-name="Standard" style:list-style-name="L1">
      <style:text-properties officeooo:paragraph-rsid="000c79c6"/>
    </style:style>
    <style:style style:name="P9" style:family="paragraph" style:parent-style-name="Standard" style:list-style-name="L2">
      <style:text-properties officeooo:paragraph-rsid="000e6eb2"/>
    </style:style>
    <style:style style:name="P10" style:family="paragraph" style:parent-style-name="Standard">
      <style:text-properties style:font-name="Liberation Serif" style:text-underline-style="none" fo:font-weight="normal" officeooo:paragraph-rsid="000b21e4" style:font-weight-asian="normal" style:font-weight-complex="normal"/>
    </style:style>
    <style:style style:name="T1" style:family="text">
      <style:text-properties officeooo:rsid="000b21e4"/>
    </style:style>
    <style:style style:name="T2" style:family="text">
      <style:text-properties style:text-underline-style="none" officeooo:rsid="000b21e4" style:font-weight-asian="normal" style:font-weight-complex="normal"/>
    </style:style>
    <style:style style:name="T3" style:family="text">
      <style:text-properties style:text-underline-style="none" officeooo:rsid="000b21e4"/>
    </style:style>
    <style:style style:name="T4" style:family="text">
      <style:text-properties fo:color="#0066b3"/>
    </style:style>
    <style:style style:name="T5" style:family="text">
      <style:text-properties officeooo:rsid="000c79c6"/>
    </style:style>
    <style:style style:name="T6" style:family="text">
      <style:text-properties fo:font-variant="normal" fo:text-transform="none" fo:color="#24292e" style:font-name="apple-system" fo:font-size="12pt" fo:letter-spacing="normal" fo:font-style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bold" officeooo:rsid="000b21e4" style:font-weight-asian="bold" style:font-weight-complex="bold"/>
    </style:style>
    <style:style style:name="T9" style:family="text">
      <style:text-properties fo:font-variant="normal" fo:text-transform="none" fo:color="#24292e" fo:letter-spacing="normal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11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00b21e4" style:font-weight-asian="bold" style:font-weight-complex="bold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0b21e4" style:font-weight-asian="bold" style:font-weight-complex="bold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0b21e4" style:font-weight-asian="normal" style:font-weight-complex="normal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0e6eb2" style:font-weight-asian="normal" style:font-weight-complex="normal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105514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6eb2" style:font-weight-asian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b21e4" style:font-weight-asian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9" style:family="text">
      <style:text-properties fo:font-variant="normal" fo:text-transform="none" fo:color="#000000" fo:letter-spacing="normal"/>
    </style:style>
    <style:style style:name="T20" style:family="text">
      <style:text-properties officeooo:rsid="000e6e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 Mining Project Abstract</text:p>
      <text:p text:style-name="P3"/>
      <text:p text:style-name="P3">Team Leader: </text:p>
      <text:p text:style-name="P1"><text:tab/><text:tab/><text:tab/><text:span text:style-name="T5">Hitendra Singh (171210028)</text:span></text:p>
      <text:p text:style-name="P3">Team Members: </text:p>
      <text:p text:style-name="P3"/>
      <text:list xml:id="list345658946" text:style-name="L2">
        <text:list-item>
          <text:p text:style-name="P9"><text:span text:style-name="T5">Hitendra Singh (171210028)</text:span></text:p>
        </text:list-item>
        <text:list-item>
          <text:p text:style-name="P9"><text:span text:style-name="T5">Irshad Othayoth Kandy (171210029)</text:span></text:p>
        </text:list-item>
      </text:list>
      <text:p text:style-name="P1"/>
      <text:p text:style-name="P3">Abstract:</text:p>
      <text:p text:style-name="P2"><text:span text:style-name="T1"><text:tab/></text:span><text:span text:style-name="T13"> </text:span><text:span text:style-name="T16">We intend to </text:span><text:span text:style-name="T17">use the neural signals </text:span><text:span text:style-name="T16">(recorded EEG signals)</text:span><text:span text:style-name="T17"> preceding movement and motor imagery to predict which of </text:span><text:span text:style-name="T16">the two hand</text:span><text:span text:style-name="T17"> movements – </text:span><text:span text:style-name="T16">left or right</text:span><text:span text:style-name="T17"> is about to occur, and to access this utility for brain-computer interface (BCI) applications.</text:span></text:p>
      <text:p text:style-name="P10"><text:span text:style-name="T1"><text:tab/></text:span></text:p>
      <text:p text:style-name="P4">Dataset Link:</text:p>
      <text:p text:style-name="P4"/>
      <text:list xml:id="list3863223429" text:style-name="L1">
        <text:list-item>
          <text:p text:style-name="P7"><text:a xlink:type="simple" xlink:href="http://www.bbci.de/competition/iv/#dataset1" text:style-name="Internet_20_link" text:visited-style-name="Visited_20_Internet_20_Link">http://www.bbci.de/competition/iv/#dataset1</text:a> : <text:span text:style-name="T18">64 EEG channels at 1000Hz sampling rate for 2 classes of left hand, right hand, foot (+ idle state) for 7 subjects. Evaluation data is continuous EEG which contains also periods of idle state.</text:span></text:p>
        </text:list-item>
      </text:list>
      <text:p text:style-name="P6"><text:span text:style-name="T6"/></text:p>
      <text:list xml:id="list142431792946108" text:continue-numbering="true" text:style-name="L1">
        <text:list-item>
          <text:p text:style-name="P8"><text:s/><text:a xlink:type="simple" xlink:href="http://gigadb.org/dataset/100295" text:style-name="Internet_20_link" text:visited-style-name="Visited_20_Internet_20_Link">http://gigadb.org/dataset/100295</text:a> : <text:span text:style-name="T18">Includes 52 subjects (38 validated subjects with discriminative features), results of physiological and psychological questionnares, EMG Datasets, location of 3D EEG electrodes, and EEGs for non-task related states</text:span></text:p>
        </text:list-item>
      </text:list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tixgeneral, 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3:47:12.055760943</meta:creation-date>
    <dc:date>2020-01-29T14:24:30.282656600</dc:date>
    <meta:editing-duration>PT4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1" meta:character-count="909" meta:non-whitespace-character-count="783"/>
  </office:meta>
</office:document-meta>
</file>